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2" style:family="paragraph" style:parent-style-name="Standard" style:list-style-name="WWNum1">
      <style:text-properties style:font-name="Cambria" fo:font-style="italic" style:font-style-asian="italic"/>
    </style:style>
    <style:style style:name="P3" style:family="paragraph" style:parent-style-name="Standard">
      <style:text-properties style:font-name="Cambria" fo:font-style="italic" style:font-style-asian="italic" style:font-style-complex="italic"/>
    </style:style>
    <style:style style:name="P4" style:family="paragraph" style:parent-style-name="Standard" style:list-style-name="WWNum1">
      <style:text-properties style:font-name="Cambria" fo:font-style="italic" style:font-style-asian="italic" style:font-style-complex="italic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0.714cm" fo:margin-right="0cm" fo:text-indent="0cm" style:auto-text-indent="false"/>
      <style:text-properties style:font-name="Cambria" fo:font-style="italic" style:font-style-asian="italic" style:font-style-complex="italic"/>
    </style:style>
    <style:style style:name="P7" style:family="paragraph" style:parent-style-name="Standard" style:list-style-name="WWNum1" style:master-page-name="Standard">
      <style:paragraph-properties style:page-number="auto"/>
      <style:text-properties style:font-name="Cambria" fo:font-style="italic" style:font-style-asian="italic" style:font-style-complex="italic"/>
    </style:style>
    <style:style style:name="P8" style:family="paragraph" style:parent-style-name="Text_20_body" style:list-style-name="WWNum1">
      <style:paragraph-properties fo:margin-top="0cm" fo:margin-bottom="0cm" loext:contextual-spacing="false" fo:line-height="100%" fo:text-align="start" style:justify-single-word="false"/>
      <style:text-properties style:font-name="Cambria" fo:font-size="12pt" fo:font-style="italic" style:font-size-asian="12pt" style:font-style-asian="italic" style:font-size-complex="12pt" style:font-style-complex="italic"/>
    </style:style>
    <style:style style:name="P9" style:family="paragraph" style:parent-style-name="Text_20_body" style:list-style-name="WWNum1">
      <style:paragraph-properties fo:margin-top="0cm" fo:margin-bottom="0cm" loext:contextual-spacing="false" fo:line-height="100%" fo:text-align="start" style:justify-single-word="false"/>
      <style:text-properties style:font-name="Cambria" fo:font-size="13pt" fo:font-style="italic" style:font-size-asian="13pt" style:font-style-asian="italic" style:font-size-complex="13pt" style:font-style-complex="italic"/>
    </style:style>
    <style:style style:name="P10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  <style:text-properties style:font-name="Cambria" fo:font-size="16pt" style:font-size-asian="16pt" style:font-size-complex="16pt"/>
    </style:style>
    <style:style style:name="T1" style:family="text">
      <style:text-properties style:font-name="Cambr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97988779" text:style-name="WWNum1">
        <text:list-item>
          <text:p text:style-name="P7">Retrieve the entire contents of EMP table.</text:p>
        </text:list-item>
        <text:list-item>
          <text:p text:style-name="P4">Print the name of employees.</text:p>
        </text:list-item>
        <text:list-item>
          <text:p text:style-name="P4">Retrieve the list of names and jobs of employees.</text:p>
        </text:list-item>
        <text:list-item>
          <text:p text:style-name="P4">List of various department available from dept table.</text:p>
        </text:list-item>
        <text:list-item>
          <text:p text:style-name="P4">List all information about the Employees of the EMP table.</text:p>
        </text:list-item>
        <text:list-item>
          <text:p text:style-name="P4">Show the information of the Department table.</text:p>
        </text:list-item>
        <text:list-item>
          <text:p text:style-name="P8">Display the contents of the column Empno, Ename as Employee Name and Sal from the Emp table.</text:p>
        </text:list-item>
        <text:list-item>
          <text:p text:style-name="P8">Display the Job, Comm and Ename from the Emp table with Customized column headings.</text:p>
        </text:list-item>
        <text:list-item>
          <text:p text:style-name="P8">Display the location as “Location” and names of all the departments as “Department Names”.</text:p>
        </text:list-item>
        <text:list-item>
          <text:p text:style-name="P8">List the different Managers Codes.</text:p>
        </text:list-item>
        <text:list-item>
          <text:p text:style-name="P8">Write a query, which concatenates the Emp No, Name and Mgr Code. Display output with spaces in the columns. </text:p>
        </text:list-item>
        <text:list-item>
          <text:p text:style-name="P8">Create a query to display all the data from the EMP table, separate each column by a comma.</text:p>
        </text:list-item>
        <text:list-item>
          <text:p text:style-name="P4">Modify the above query to add a column that will subtract the Old Salary from the New Salary. </text:p>
        </text:list-item>
        <text:list-item>
          <text:p text:style-name="P4">Write a query that produces the following for each employee as- </text:p>
        </text:list-item>
      </text:list>
      <text:p text:style-name="P6">&lt;employee name&gt; earns &lt;salary&gt; monthly, but wants salary &lt;3 times salary&gt;. Label the columns Dream Salaries.</text:p>
      <text:list xml:id="list155060299613832" text:continue-numbering="true" text:style-name="WWNum1">
        <text:list-item>
          <text:p text:style-name="P9">Display different types of positions available in the Company.</text:p>
        </text:list-item>
        <text:list-item>
          <text:p text:style-name="P9">Using the sales table, you need to report the following </text:p>
          <text:list>
            <text:list-item>
              <text:p text:style-name="P9">Appropriate column heading should be given for all the columns.</text:p>
            </text:list-item>
          </text:list>
        </text:list-item>
      </text:list>
      <text:p text:style-name="P6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905cm" fo:margin-right="0cm" fo:margin-top="0.212cm" fo:margin-bottom="0.212cm" loext:contextual-spacing="false" style:line-height-at-least="0.423cm" fo:text-align="justify" style:justify-single-word="false" fo:text-indent="0cm" style:auto-text-indent="false"/>
      <style:text-properties style:font-name="Arial" fo:font-family="Arial" style:font-family-generic="roman" style:font-pitch="variable" fo:font-size="10pt" fo:letter-spacing="-0.009cm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fo:letter-spacing="-0.009cm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35cm" fo:border-left="none" fo:border-right="none" fo:border-top="none" fo:border-bottom="4.51pt double #622423"/>
      <style:text-properties style:font-name="Cambria" fo:font-size="16pt" style:font-size-asian="16pt" style:font-size-complex="16pt"/>
    </style:style>
    <style:style style:name="MP2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/>
    </style:style>
    <style:page-layout style:name="Mpm1">
      <style:page-layout-properties fo:page-width="21.59cm" fo:page-height="27.94cm" style:num-format="1" style:print-orientation="portrait" fo:margin-top="0.508cm" fo:margin-bottom="0.508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>
        <style:header-footer-properties fo:min-height="0.762cm" fo:margin-left="0cm" fo:margin-right="0cm" fo:margin-top="0.661cm" style:dynamic-spacing="true"/>
      </style:footer-style>
    </style:page-layout>
  </office:automatic-styles>
  <office:master-styles>
    <style:master-page style:name="Standard" style:page-layout-name="Mpm1">
      <style:header>
        <text:p text:style-name="MP1">SELECT command</text:p>
        <text:p text:style-name="Header"/>
      </style:header>
      <style:footer>
        <text:p text:style-name="MP2"><text:span text:style-name="MT1">IET <text:s text:c="183"/>Page </text:span><text:span text:style-name="MT1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LECT command</dc:title>
    <meta:initial-creator>IET</meta:initial-creator>
    <meta:editing-cycles>10</meta:editing-cycles>
    <meta:creation-date>2019-03-15T13:58:00</meta:creation-date>
    <dc:date>2019-09-25T15:50:59.823274791</dc:date>
    <meta:editing-duration>PT6M25S</meta:editing-duration>
    <meta:generator>LibreOffice/6.0.7.3$Linux_X86_64 LibreOffice_project/00m0$Build-3</meta:generator>
    <meta:document-statistic meta:table-count="0" meta:image-count="0" meta:object-count="0" meta:page-count="1" meta:paragraph-count="20" meta:word-count="229" meta:character-count="1468" meta:non-whitespace-character-count="10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